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SocketClientToServerIntegrationTests.echoChannelWithEmptyIn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Config.rsocketStrateg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erController.echo( String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Config.message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untingInterceptor.apply( RSocket rsock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erConfig.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SocketClientToServerIntegrationTests.ech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SocketClientToServerIntegrationTests.setupO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erverController.echoChannel( Flux &lt; String &gt; payloa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Controller.echoChannelEmpty( @ Payload ( required = false ) Flux &lt; String &gt; payloa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Controller.handleAndThrow( String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ingInterceptor.requestStream( io . rsocket . Payload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Controller.handleAndReturnError( String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ingInterceptor.getFireAndFor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SocketClientToServerIntegrationTests.tearDownO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SocketClientToServerIntegrationTests.fireAndFo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SocketClientToServerIntegrationTests.echo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Controller.receive( String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Controller.echoAsync( String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SocketClientToServerIntegrationTests.echo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SocketClientToServerIntegrationTests.voidReturnValueFromException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untingInterceptor.requestChannel( Publisher &lt; io . rsocket . Payload &gt; payloa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SocketClientToServerIntegrationTests.handleWithErrorSig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SocketClientToServerIntegrationTests.voidRetur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Controller.handleMetadata( @ Header ( "foo" ) String fo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ingInterceptor.requestResponse( io . rsocket . Payload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SocketClientToServerIntegrationTests.handleWithThrow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Controller.echoStream( String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SocketClientToServerIntegrationTests.echoAsyn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erController.handleExceptionWithVoidReturnValue( IllegalStat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ingInterceptor.getMetadataPush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Controller.voidReturnValue( String payloa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untingInterceptor.fireAndForget( io . rsocket . Payload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untingInterceptor.metadataPush( io . rsocket . Payload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SocketClientToServerIntegrationTests.metadataP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rverController.handleException( IllegalArgument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SocketClientToServerIntegrationTests.noMatchingRo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